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officeooo:rsid="001d5327" officeooo:paragraph-rsid="001d53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normal" officeooo:rsid="001d5327" officeooo:paragraph-rsid="001d5327" style:font-size-asian="12pt" style:font-weight-asian="normal" style:font-size-complex="12pt" style:font-weight-complex="normal"/>
    </style:style>
    <style:style style:name="P3" style:family="paragraph" style:parent-style-name="Heading_20_4">
      <style:paragraph-properties fo:line-height="150%"/>
      <style:text-properties fo:font-weight="bold" officeooo:rsid="001d5327" officeooo:paragraph-rsid="001d5327" style:font-weight-asian="bold" style:font-weight-complex="bold"/>
    </style:style>
    <style:style style:name="P4" style:family="paragraph" style:parent-style-name="Text_20_body">
      <style:paragraph-properties fo:line-height="150%"/>
      <style:text-properties fo:font-weight="bold" officeooo:rsid="001d5327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8" style:family="paragraph" style:parent-style-name="Heading_20_4">
      <style:paragraph-properties fo:line-height="150%"/>
      <style:text-properties officeooo:rsid="001d5327"/>
    </style:style>
    <style:style style:name="P9" style:family="paragraph" style:parent-style-name="Text_20_body" style:list-style-name="L3">
      <style:paragraph-properties fo:margin-top="0cm" fo:margin-bottom="0cm" style:contextual-spacing="false"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1" style:family="paragraph" style:parent-style-name="Text_20_body" style:list-style-name="L4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2" style:family="paragraph" style:parent-style-name="Text_20_body" style:list-style-name="L5">
      <style:paragraph-properties fo:margin-top="0cm" fo:margin-bottom="0cm" style:contextual-spacing="false"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3" style:family="paragraph" style:parent-style-name="Text_20_body" style:list-style-name="L5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4" style:family="paragraph" style:parent-style-name="Text_20_body" style:list-style-name="L6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5" style:family="paragraph" style:parent-style-name="Text_20_body" style:list-style-name="L7">
      <style:paragraph-properties fo:margin-top="0cm" fo:margin-bottom="0cm" style:contextual-spacing="false"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6" style:family="paragraph" style:parent-style-name="Text_20_body" style:list-style-name="L7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7" style:family="paragraph" style:parent-style-name="Text_20_body" style:list-style-name="L8">
      <style:paragraph-properties fo:margin-top="0cm" fo:margin-bottom="0cm" style:contextual-spacing="false"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8" style:family="paragraph" style:parent-style-name="Text_20_body" style:list-style-name="L8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19" style:family="paragraph" style:parent-style-name="Text_20_body" style:list-style-name="L9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20" style:family="paragraph" style:parent-style-name="Text_20_body" style:list-style-name="L10">
      <style:paragraph-properties fo:margin-top="0cm" fo:margin-bottom="0cm" style:contextual-spacing="false"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21" style:family="paragraph" style:parent-style-name="Text_20_body" style:list-style-name="L10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22" style:family="paragraph" style:parent-style-name="Text_20_body" style:list-style-name="L11">
      <style:paragraph-properties fo:line-height="150%"/>
      <style:text-properties style:font-name="Arial" fo:font-size="12pt" officeooo:rsid="001d5327" style:font-size-asian="12pt" style:font-size-complex="12pt"/>
    </style:style>
    <style:style style:name="P23" style:family="paragraph" style:parent-style-name="Text_20_body" style:list-style-name="L12">
      <style:paragraph-properties fo:margin-top="0cm" fo:margin-bottom="0cm" style:contextual-spacing="false"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24" style:family="paragraph" style:parent-style-name="Text_20_body" style:list-style-name="L12">
      <style:paragraph-properties fo:line-height="150%"/>
      <style:text-properties style:font-name="Arial" fo:font-size="12pt" fo:font-weight="normal" officeooo:rsid="001d532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/>
      <style:text-properties style:font-name="Arial" fo:font-size="12pt" fo:font-weight="bold" officeooo:rsid="0019e782" officeooo:paragraph-rsid="0019e7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/>
      <style:text-properties style:font-name="Arial" fo:font-size="12pt" officeooo:rsid="0019e782" officeooo:paragraph-rsid="0019e782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Arial" fo:font-size="12pt" officeooo:paragraph-rsid="001adfa3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/>
      <style:text-properties style:font-name="Arial" fo:font-size="12pt" fo:font-weight="bold" officeooo:rsid="001e612c" officeooo:paragraph-rsid="001e612c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/>
      <style:text-properties style:font-name="Arial" fo:font-size="12pt" fo:font-weight="normal" officeooo:rsid="001e612c" officeooo:paragraph-rsid="001e612c" style:font-size-asian="12pt" style:font-weight-asian="normal" style:font-size-complex="12pt" style:font-weight-complex="normal"/>
    </style:style>
    <style:style style:name="P32" style:family="paragraph" style:parent-style-name="Heading_20_3">
      <style:paragraph-properties fo:line-height="150%"/>
      <style:text-properties officeooo:rsid="001e612c" officeooo:paragraph-rsid="001e612c"/>
    </style:style>
    <style:style style:name="P33" style:family="paragraph" style:parent-style-name="Text_20_body">
      <style:paragraph-properties fo:line-height="150%"/>
      <style:text-properties officeooo:rsid="001e612c"/>
    </style:style>
    <style:style style:name="P34" style:family="paragraph" style:parent-style-name="Text_20_body" style:list-style-name="L13">
      <style:paragraph-properties fo:margin-top="0cm" fo:margin-bottom="0cm" style:contextual-spacing="false"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35" style:family="paragraph" style:parent-style-name="Text_20_body" style:list-style-name="L13">
      <style:paragraph-properties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36" style:family="paragraph" style:parent-style-name="Heading_20_3">
      <style:paragraph-properties fo:line-height="150%"/>
      <style:text-properties officeooo:rsid="001e612c"/>
    </style:style>
    <style:style style:name="P37" style:family="paragraph" style:parent-style-name="Text_20_body" style:list-style-name="L14">
      <style:paragraph-properties fo:margin-top="0cm" fo:margin-bottom="0cm" style:contextual-spacing="false"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38" style:family="paragraph" style:parent-style-name="Text_20_body" style:list-style-name="L14">
      <style:paragraph-properties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39" style:family="paragraph" style:parent-style-name="Text_20_body" style:list-style-name="L15">
      <style:paragraph-properties fo:margin-top="0cm" fo:margin-bottom="0cm" style:contextual-spacing="false"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0" style:family="paragraph" style:parent-style-name="Text_20_body" style:list-style-name="L15">
      <style:paragraph-properties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1" style:family="paragraph" style:parent-style-name="Text_20_body" style:list-style-name="L16">
      <style:paragraph-properties fo:margin-top="0cm" fo:margin-bottom="0cm" style:contextual-spacing="false"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2" style:family="paragraph" style:parent-style-name="Text_20_body" style:list-style-name="L16">
      <style:paragraph-properties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3" style:family="paragraph" style:parent-style-name="Text_20_body" style:list-style-name="L17">
      <style:paragraph-properties fo:margin-top="0cm" fo:margin-bottom="0cm" style:contextual-spacing="false"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4" style:family="paragraph" style:parent-style-name="Text_20_body" style:list-style-name="L17">
      <style:paragraph-properties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5" style:family="paragraph" style:parent-style-name="Text_20_body" style:list-style-name="L18">
      <style:paragraph-properties fo:margin-top="0cm" fo:margin-bottom="0cm" style:contextual-spacing="false"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6" style:family="paragraph" style:parent-style-name="Text_20_body" style:list-style-name="L18">
      <style:paragraph-properties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7" style:family="paragraph" style:parent-style-name="Text_20_body" style:list-style-name="L19">
      <style:paragraph-properties fo:margin-top="0cm" fo:margin-bottom="0cm" style:contextual-spacing="false"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8" style:family="paragraph" style:parent-style-name="Text_20_body" style:list-style-name="L19">
      <style:paragraph-properties fo:line-height="150%"/>
      <style:text-properties style:font-name="Arial" fo:font-size="12pt" fo:font-weight="normal" officeooo:rsid="001e612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50%"/>
      <style:text-properties style:font-name="Arial" fo:font-size="12pt" officeooo:rsid="001a2075" officeooo:paragraph-rsid="001a2075" style:font-size-asian="12pt" style:font-size-complex="12pt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fo:font-size="12pt" fo:font-weight="bold" officeooo:rsid="001e612c" style:font-size-asian="12pt" style:font-weight-asian="bold" style:font-size-complex="12pt" style:font-weight-complex="bold"/>
    </style:style>
    <style:style style:name="T5" style:family="text">
      <style:text-properties officeooo:rsid="001d5327"/>
    </style:style>
    <style:style style:name="T6" style:family="text">
      <style:text-properties officeooo:rsid="001adfa3"/>
    </style:style>
    <style:style style:name="T7" style:family="text">
      <style:text-properties officeooo:rsid="001f30e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asos de uso geral</text:p>
      <text:p text:style-name="P2"/>
      <text:h text:style-name="P3" text:outline-level="4"><text:span text:style-name="Strong_20_Emphasis"><text:span text:style-name="T1">1.1 Criar Comanda</text:span></text:span></text:h>
      <text:p text:style-name="P4"><text:span text:style-name="Strong_20_Emphasis"><text:span text:style-name="T2">Ator:</text:span></text:span><text:span text:style-name="T2"> Atendente<text:line-break/></text:span><text:span text:style-name="Strong_20_Emphasis"><text:span text:style-name="T2">Descrição:</text:span></text:span><text:span text:style-name="T2"> O atendente cria uma comanda para um cliente que faz um pedido na cafeteria.</text:span></text:p>
      <text:p text:style-name="P4"><text:span text:style-name="Strong_20_Emphasis"><text:span text:style-name="T2">Fluxo principal:</text:span></text:span></text:p>
      <text:list text:style-name="L1">
        <text:list-item>
          <text:p text:style-name="P5">O atendente acessa o sistema. </text:p>
        </text:list-item>
        <text:list-item>
          <text:p text:style-name="P5">Seleciona a opção "Criar Comanda". </text:p>
        </text:list-item>
        <text:list-item>
          <text:p text:style-name="P5">O sistema gera um número de comanda único. </text:p>
        </text:list-item>
        <text:list-item>
          <text:p text:style-name="P5">O atendente associa a comanda ao cliente (opcional). </text:p>
        </text:list-item>
        <text:list-item>
          <text:p text:style-name="P6">O sistema registra a comanda como "Aberta". </text:p>
        </text:list-item>
      </text:list>
      <text:p text:style-name="P4"><text:span text:style-name="Strong_20_Emphasis"><text:span text:style-name="T2">Fluxo alternativo:</text:span></text:span></text:p>
      <text:list text:style-name="L2">
        <text:list-item>
          <text:p text:style-name="P7">Se a comanda for para um cliente recorrente, pode ser associada ao seu cadastro. </text:p>
        </text:list-item>
      </text:list>
      <text:h text:style-name="P8" text:outline-level="4"><text:span text:style-name="Strong_20_Emphasis"><text:span text:style-name="T1">1.2. Adicionar Itens à Comanda</text:span></text:span></text:h>
      <text:p text:style-name="P4"><text:span text:style-name="Strong_20_Emphasis"><text:span text:style-name="T2">Ator:</text:span></text:span><text:span text:style-name="T2"> Atendente<text:line-break/></text:span><text:span text:style-name="Strong_20_Emphasis"><text:span text:style-name="T2">Descrição:</text:span></text:span><text:span text:style-name="T2"> O atendente adiciona itens ao pedido do cliente em uma comanda já aberta.</text:span></text:p>
      <text:p text:style-name="P4"><text:span text:style-name="Strong_20_Emphasis"><text:span text:style-name="T2">Fluxo principal:</text:span></text:span></text:p>
      <text:list text:style-name="L3">
        <text:list-item>
          <text:p text:style-name="P9">O atendente acessa a comanda. </text:p>
        </text:list-item>
        <text:list-item>
          <text:p text:style-name="P9">Seleciona os itens do menu. </text:p>
        </text:list-item>
        <text:list-item>
          <text:p text:style-name="P9">Define a quantidade de cada item. </text:p>
        </text:list-item>
        <text:list-item>
          <text:p text:style-name="P10">O sistema registra os itens e atualiza o valor total da comanda. </text:p>
        </text:list-item>
      </text:list>
      <text:p text:style-name="P4"><text:span text:style-name="Strong_20_Emphasis"><text:span text:style-name="T2">Fluxo alternativo:</text:span></text:span></text:p>
      <text:list text:style-name="L4">
        <text:list-item>
          <text:p text:style-name="P11">Se o item tiver personalizações (ex.: café sem açúcar, pão sem queijo), o atendente pode adicionar observações. </text:p>
        </text:list-item>
      </text:list>
      <text:h text:style-name="P8" text:outline-level="4"><text:soft-page-break/><text:span text:style-name="Strong_20_Emphasis"><text:span text:style-name="T1">1.3. Remover Itens da Comanda</text:span></text:span></text:h>
      <text:p text:style-name="P4"><text:span text:style-name="Strong_20_Emphasis"><text:span text:style-name="T2">Ator:</text:span></text:span><text:span text:style-name="T2"> Atendente<text:line-break/></text:span><text:span text:style-name="Strong_20_Emphasis"><text:span text:style-name="T2">Descrição:</text:span></text:span><text:span text:style-name="T2"> O atendente remove um item adicionado por engano ou caso o cliente mude de ideia.</text:span></text:p>
      <text:p text:style-name="P4"><text:span text:style-name="Strong_20_Emphasis"><text:span text:style-name="T2">Fluxo principal:</text:span></text:span></text:p>
      <text:list text:style-name="L5">
        <text:list-item>
          <text:p text:style-name="P12">O atendente acessa a comanda. </text:p>
        </text:list-item>
        <text:list-item>
          <text:p text:style-name="P12">Seleciona o item a ser removido. </text:p>
        </text:list-item>
        <text:list-item>
          <text:p text:style-name="P12">Confirma a remoção. </text:p>
        </text:list-item>
        <text:list-item>
          <text:p text:style-name="P13">O sistema atualiza o valor total da comanda. </text:p>
        </text:list-item>
      </text:list>
      <text:p text:style-name="P4"><text:span text:style-name="Strong_20_Emphasis"><text:span text:style-name="T2">Fluxo alternativo:</text:span></text:span></text:p>
      <text:list text:style-name="L6">
        <text:list-item>
          <text:p text:style-name="P14">Se a comanda já estiver finalizada, o item não pode ser removido sem autorização do gerente. </text:p>
        </text:list-item>
      </text:list>
      <text:h text:style-name="P8" text:outline-level="4"><text:span text:style-name="Strong_20_Emphasis"><text:span text:style-name="T1">1.4. Consultar Comanda em Aberto</text:span></text:span></text:h>
      <text:p text:style-name="P4"><text:span text:style-name="Strong_20_Emphasis"><text:span text:style-name="T2">Ator:</text:span></text:span><text:span text:style-name="T2"> Atendente<text:line-break/></text:span><text:span text:style-name="Strong_20_Emphasis"><text:span text:style-name="T2">Descrição:</text:span></text:span><text:span text:style-name="T2"> O atendente verifica as comandas abertas para acompanhar os pedidos em andamento.</text:span></text:p>
      <text:p text:style-name="P4"><text:span text:style-name="Strong_20_Emphasis"><text:span text:style-name="T2">Fluxo principal:</text:span></text:span></text:p>
      <text:list text:style-name="L7">
        <text:list-item>
          <text:p text:style-name="P15">O atendente acessa a lista de comandas abertas. </text:p>
        </text:list-item>
        <text:list-item>
          <text:p text:style-name="P15">O sistema exibe todas as comandas ainda não pagas. </text:p>
        </text:list-item>
        <text:list-item>
          <text:p text:style-name="P16">O atendente pode filtrar por número da comanda ou nome do cliente. </text:p>
        </text:list-item>
      </text:list>
      <text:h text:style-name="P8" text:outline-level="4"><text:span text:style-name="Strong_20_Emphasis"><text:span text:style-name="T1">1.5. Fechar Comanda e Gerar Conta</text:span></text:span></text:h>
      <text:p text:style-name="P4"><text:span text:style-name="Strong_20_Emphasis"><text:span text:style-name="T2">Ator:</text:span></text:span><text:span text:style-name="T2"> Atendente<text:line-break/></text:span><text:span text:style-name="Strong_20_Emphasis"><text:span text:style-name="T2">Descrição:</text:span></text:span><text:span text:style-name="T2"> O cliente decide pagar a conta e encerrar a comanda.</text:span></text:p>
      <text:p text:style-name="P4"><text:span text:style-name="Strong_20_Emphasis"><text:span text:style-name="T2">Fluxo principal:</text:span></text:span></text:p>
      <text:list text:style-name="L8">
        <text:list-item>
          <text:p text:style-name="P17">O atendente acessa a comanda. </text:p>
        </text:list-item>
        <text:list-item>
          <text:p text:style-name="P17">Seleciona a opção "Fechar Conta". </text:p>
        </text:list-item>
        <text:list-item>
          <text:p text:style-name="P17">O sistema calcula o valor total e exibe os métodos de pagamento. </text:p>
        </text:list-item>
        <text:list-item>
          <text:p text:style-name="P17">O cliente escolhe o método de pagamento. </text:p>
        </text:list-item>
        <text:list-item>
          <text:p text:style-name="P17"><text:soft-page-break/>O atendente confirma o pagamento e o sistema registra a comanda como "Fechada". </text:p>
        </text:list-item>
        <text:list-item>
          <text:p text:style-name="P18">O sistema gera um recibo digital ou impresso. </text:p>
        </text:list-item>
      </text:list>
      <text:p text:style-name="P4"><text:span text:style-name="Strong_20_Emphasis"><text:span text:style-name="T2">Fluxo alternativo:</text:span></text:span></text:p>
      <text:list text:style-name="L9">
        <text:list-item>
          <text:p text:style-name="P19">Se o cliente quiser dividir a conta, o sistema permite selecionar os itens a serem pagos separadamente. </text:p>
        </text:list-item>
      </text:list>
      <text:h text:style-name="P8" text:outline-level="4"><text:span text:style-name="Strong_20_Emphasis"><text:span text:style-name="T1">1.6. Registrar Pagamento</text:span></text:span></text:h>
      <text:p text:style-name="P4"><text:span text:style-name="Strong_20_Emphasis"><text:span text:style-name="T2">Ator:</text:span></text:span><text:span text:style-name="T2"> Atendente<text:line-break/></text:span><text:span text:style-name="Strong_20_Emphasis"><text:span text:style-name="T2">Descrição:</text:span></text:span><text:span text:style-name="T2"> O atendente registra o pagamento da comanda.</text:span></text:p>
      <text:p text:style-name="P4"><text:span text:style-name="Strong_20_Emphasis"><text:span text:style-name="T2">Fluxo principal:</text:span></text:span></text:p>
      <text:list text:style-name="L10">
        <text:list-item>
          <text:p text:style-name="P20">O cliente informa o método de pagamento (dinheiro, cartão, Pix). </text:p>
        </text:list-item>
        <text:list-item>
          <text:p text:style-name="P20">O atendente registra no sistema. </text:p>
        </text:list-item>
        <text:list-item>
          <text:p text:style-name="P20">Se necessário, o sistema calcula o troco. </text:p>
        </text:list-item>
        <text:list-item>
          <text:p text:style-name="P21">O sistema atualiza a comanda para "Paga". </text:p>
        </text:list-item>
      </text:list>
      <text:p text:style-name="P4"><text:span text:style-name="Strong_20_Emphasis"><text:span text:style-name="T2">Fluxo alternativo:</text:span></text:span></text:p>
      <text:list text:style-name="L11">
        <text:list-item>
          <text:p text:style-name="P22"><text:span text:style-name="T3">Se o pagamento for com cartão, o sistema pode registrar a taxa cobrada pela operadora. </text:span></text:p>
        </text:list-item>
      </text:list>
      <text:h text:style-name="P8" text:outline-level="4"><text:span text:style-name="Strong_20_Emphasis"><text:span text:style-name="T4">1.</text:span></text:span><text:span text:style-name="Strong_20_Emphasis"><text:span text:style-name="T1">7. Consultar Histórico de Comandas</text:span></text:span></text:h>
      <text:p text:style-name="P4"><text:span text:style-name="Strong_20_Emphasis"><text:span text:style-name="T2">Ator:</text:span></text:span><text:span text:style-name="T2"> Gerente<text:line-break/></text:span><text:span text:style-name="Strong_20_Emphasis"><text:span text:style-name="T2">Descrição:</text:span></text:span><text:span text:style-name="T2"> O gerente acessa o histórico de comandas para fins de controle financeiro.</text:span></text:p>
      <text:p text:style-name="P4"><text:span text:style-name="Strong_20_Emphasis"><text:span text:style-name="T2">Fluxo principal:</text:span></text:span></text:p>
      <text:list text:style-name="L12">
        <text:list-item>
          <text:p text:style-name="P23">O gerente acessa o painel de relatórios. </text:p>
        </text:list-item>
        <text:list-item>
          <text:p text:style-name="P23">Filtra comandas por data, cliente ou atendente. </text:p>
        </text:list-item>
        <text:list-item>
          <text:p text:style-name="P23">O sistema exibe a lista de comandas fechadas e pagas. </text:p>
        </text:list-item>
        <text:list-item>
          <text:p text:style-name="P24">O gerente pode exportar os dados para análise.</text:p>
        </text:list-item>
      </text:list>
      <text:p text:style-name="P2"/>
      <text:p text:style-name="P25"/>
      <text:p text:style-name="P25"/>
      <text:p text:style-name="P25"/>
      <text:p text:style-name="P25"><text:soft-page-break/><text:span text:style-name="T5">2</text:span>. Atores</text:p>
      <text:p text:style-name="P26"><text:span text:style-name="T5">2</text:span>.1 <text:span text:style-name="T6">Gerente</text:span></text:p>
      <text:p text:style-name="P26"><text:span text:style-name="T5">2</text:span>.2 Atendente</text:p>
      <text:p text:style-name="P26"/>
      <text:p text:style-name="P25"><text:span text:style-name="T5">3</text:span>. Casos de uso por atores</text:p>
      <text:p text:style-name="P26"/>
      <text:p text:style-name="P27"><text:span text:style-name="T5">3</text:span><text:span text:style-name="T6">.1 Gerente</text:span>, Atendente</text:p>
      <text:p text:style-name="P28"><text:span text:style-name="T5">3</text:span><text:span text:style-name="T6">.1.1 </text:span>Login</text:p>
      <text:p text:style-name="P27"><text:span text:style-name="T5">3</text:span><text:span text:style-name="T6">.1.2 </text:span>Abrir comanda</text:p>
      <text:p text:style-name="P27"><text:span text:style-name="T5">3</text:span><text:span text:style-name="T6">.1.3 </text:span>Adicionar Item a comanda</text:p>
      <text:p text:style-name="P27"><text:span text:style-name="T5">3</text:span><text:span text:style-name="T6">.1.4 </text:span>Remove Item a comanda</text:p>
      <text:p text:style-name="P27"><text:span text:style-name="T5">3</text:span><text:span text:style-name="T6">.1.5 </text:span>Editar <text:span text:style-name="T6">preço</text:span> ou <text:span text:style-name="T6">q</text:span>uantidade do item da comanda</text:p>
      <text:p text:style-name="P27"><text:span text:style-name="T5">3</text:span><text:span text:style-name="T6">.1.6 </text:span>Fechar ou Abrir a comanda</text:p>
      <text:p text:style-name="P27"><text:span text:style-name="T5">3</text:span><text:span text:style-name="T6">.1.7 </text:span>Pagar Itens da comanda</text:p>
      <text:p text:style-name="P28"/>
      <text:p text:style-name="P29"><text:span text:style-name="T5">3</text:span><text:span text:style-name="T6">.2 </text:span>Gerência</text:p>
      <text:p text:style-name="P27"><text:span text:style-name="T5">3</text:span><text:span text:style-name="T6">.2.1 </text:span>Gerenciar Usuários</text:p>
      <text:p text:style-name="P27"><text:span text:style-name="T5">3</text:span><text:span text:style-name="T6">.2.2 </text:span>Gerenciar Mesas</text:p>
      <text:p text:style-name="P27"><text:span text:style-name="T5">3</text:span><text:span text:style-name="T6">.2.3 </text:span>Gerenciar Categorias de produtos</text:p>
      <text:p text:style-name="P27"><text:span text:style-name="T5">3</text:span><text:span text:style-name="T6">.2.4 </text:span>Gerenciar Produtos</text:p>
      <text:p text:style-name="P27"><text:span text:style-name="T5">3</text:span><text:span text:style-name="T6">.2.5 </text:span>Relatório de comanda fechadas por data, atendente ou método de pagamento</text:p>
      <text:p text:style-name="P27"><text:span text:style-name="T5">3</text:span><text:span text:style-name="T6">.2.6 </text:span>Gráfico de vendas por período, data, atendente ou método de pagamento</text:p>
      <text:p text:style-name="P27"><text:span text:style-name="T5">3</text:span><text:span text:style-name="T6">.2.7 </text:span>Exportação de dados em <text:span text:style-name="T6">CSV</text:span> ou PDF</text:p>
      <text:p text:style-name="P27"/>
      <text:p text:style-name="P30">4. Detalhes de telas</text:p>
      <text:p text:style-name="P31"/>
      <text:h text:style-name="P32" text:outline-level="3"><text:span text:style-name="Strong_20_Emphasis"><text:span text:style-name="T1">4.1. Tela de Login</text:span></text:span></text:h>
      <text:p text:style-name="P33"><text:span text:style-name="T2">🔹 </text:span><text:span text:style-name="Strong_20_Emphasis"><text:span text:style-name="T2">Usuários</text:span></text:span><text:span text:style-name="T2">: Atendentes e Gerentes<text:line-break/>🔹 </text:span><text:span text:style-name="Strong_20_Emphasis"><text:span text:style-name="T2">Funcionalidades</text:span></text:span><text:span text:style-name="T2">:</text:span></text:p>
      <text:list text:style-name="L13">
        <text:list-item>
          <text:p text:style-name="P34">Campos para e-mail e senha </text:p>
        </text:list-item>
        <text:list-item>
          <text:p text:style-name="P34">Botão "Entrar" </text:p>
        </text:list-item>
        <text:list-item>
          <text:p text:style-name="P34">Link "Esqueci minha senha" </text:p>
        </text:list-item>
        <text:list-item>
          <text:p text:style-name="P35"><text:soft-page-break/>Redirecionamento para o painel após login bem-sucedido </text:p>
        </text:list-item>
      </text:list>
      <text:h text:style-name="P36" text:outline-level="3"><text:span text:style-name="Strong_20_Emphasis"><text:span text:style-name="T1">4.2. Tela Inicial (Dashboard)</text:span></text:span></text:h>
      <text:p text:style-name="P33"><text:span text:style-name="T2">🔹 </text:span><text:span text:style-name="Strong_20_Emphasis"><text:span text:style-name="T2">Usuários</text:span></text:span><text:span text:style-name="T2">: Atendentes e Gerentes<text:line-break/>🔹 </text:span><text:span text:style-name="Strong_20_Emphasis"><text:span text:style-name="T2">Funcionalidades</text:span></text:span><text:span text:style-name="T2">:</text:span></text:p>
      <text:list text:style-name="L14">
        <text:list-item>
          <text:p text:style-name="P37">Botão "Abrir Nova Comanda" </text:p>
        </text:list-item>
        <text:list-item>
          <text:p text:style-name="P37">Lista de comandas abertas (com filtro por número, mesa ou nome do cliente) </text:p>
        </text:list-item>
        <text:list-item>
          <text:p text:style-name="P37">Acesso rápido para fechar comandas pendentes </text:p>
        </text:list-item>
        <text:list-item>
          <text:p text:style-name="P38">Atalho para relatórios financeiros (somente para gerentes) </text:p>
        </text:list-item>
      </text:list>
      <text:h text:style-name="P36" text:outline-level="3"><text:span text:style-name="Strong_20_Emphasis"><text:span text:style-name="T1">4.3. Tela de Criar Comanda</text:span></text:span></text:h>
      <text:p text:style-name="P33"><text:span text:style-name="T2">🔹 </text:span><text:span text:style-name="Strong_20_Emphasis"><text:span text:style-name="T2">Usuário</text:span></text:span><text:span text:style-name="T2">: Atendente<text:line-break/>🔹 </text:span><text:span text:style-name="Strong_20_Emphasis"><text:span text:style-name="T2">Funcionalidades</text:span></text:span><text:span text:style-name="T2">:</text:span></text:p>
      <text:list text:style-name="L15">
        <text:list-item>
          <text:p text:style-name="P39">Gerar número da comanda automaticamente </text:p>
        </text:list-item>
        <text:list-item>
          <text:p text:style-name="P39">Campo opcional para nome do cliente </text:p>
        </text:list-item>
        <text:list-item>
          <text:p text:style-name="P39">Opção de selecionar mesa (se for serviço de mesa) </text:p>
        </text:list-item>
        <text:list-item>
          <text:p text:style-name="P40">Botão "Criar Comanda" </text:p>
        </text:list-item>
      </text:list>
      <text:h text:style-name="P36" text:outline-level="3"><text:span text:style-name="Strong_20_Emphasis"><text:span text:style-name="T1">4.4. Tela de Gerenciamento da Comanda</text:span></text:span></text:h>
      <text:p text:style-name="P33"><text:span text:style-name="T2">🔹 </text:span><text:span text:style-name="Strong_20_Emphasis"><text:span text:style-name="T2">Usuário</text:span></text:span><text:span text:style-name="T2">: Atendente<text:line-break/>🔹 </text:span><text:span text:style-name="Strong_20_Emphasis"><text:span text:style-name="T2">Funcionalidades</text:span></text:span><text:span text:style-name="T2">:</text:span></text:p>
      <text:list text:style-name="L16">
        <text:list-item>
          <text:p text:style-name="P41">Exibição do número da comanda, mesa (se houver) e nome do cliente </text:p>
        </text:list-item>
        <text:list-item>
          <text:p text:style-name="P41">Lista de itens adicionados ao pedido </text:p>
        </text:list-item>
        <text:list-item>
          <text:p text:style-name="P41">Botão "Adicionar Item" </text:p>
        </text:list-item>
        <text:list-item>
          <text:p text:style-name="P41">Botão "Remover Item" </text:p>
        </text:list-item>
        <text:list-item>
          <text:p text:style-name="P41">Valor total atualizado em tempo real </text:p>
        </text:list-item>
        <text:list-item>
          <text:p text:style-name="P42">Botão "Fechar Conta" </text:p>
        </text:list-item>
      </text:list>
      <text:h text:style-name="P36" text:outline-level="3"><text:span text:style-name="Strong_20_Emphasis"><text:span text:style-name="T1">4.5. Tela de Seleção de Itens do Menu</text:span></text:span></text:h>
      <text:p text:style-name="P33"><text:span text:style-name="T2">🔹 </text:span><text:span text:style-name="Strong_20_Emphasis"><text:span text:style-name="T2">Usuário</text:span></text:span><text:span text:style-name="T2">: Atendente<text:line-break/>🔹 </text:span><text:span text:style-name="Strong_20_Emphasis"><text:span text:style-name="T2">Funcionalidades</text:span></text:span><text:span text:style-name="T2">:</text:span></text:p>
      <text:list text:style-name="L17">
        <text:list-item>
          <text:p text:style-name="P43"><text:soft-page-break/>Lista de itens do cardápio com categorias (ex.: Café, Doces, Salgados) </text:p>
        </text:list-item>
        <text:list-item>
          <text:p text:style-name="P43">Pesquisa por nome do item </text:p>
        </text:list-item>
        <text:list-item>
          <text:p text:style-name="P43">Botão "+" para adicionar à comanda </text:p>
        </text:list-item>
        <text:list-item>
          <text:p text:style-name="P43">Campo de quantidade do item </text:p>
        </text:list-item>
        <text:list-item>
          <text:p text:style-name="P43">Opção de observações (ex.: "Café sem açúcar") </text:p>
        </text:list-item>
        <text:list-item>
          <text:p text:style-name="P44">Botão "Adicionar à Comanda" </text:p>
        </text:list-item>
      </text:list>
      <text:h text:style-name="P36" text:outline-level="3"><text:span text:style-name="Strong_20_Emphasis"><text:span text:style-name="T1">4.6. Tela de Fechamento da Conta</text:span></text:span></text:h>
      <text:p text:style-name="P33"><text:span text:style-name="T2">🔹 </text:span><text:span text:style-name="Strong_20_Emphasis"><text:span text:style-name="T2">Usuário</text:span></text:span><text:span text:style-name="T2">: Atendente<text:line-break/>🔹 </text:span><text:span text:style-name="Strong_20_Emphasis"><text:span text:style-name="T2">Funcionalidades</text:span></text:span><text:span text:style-name="T2">:</text:span></text:p>
      <text:list text:style-name="L18">
        <text:list-item>
          <text:p text:style-name="P45">Resumo da comanda com itens e valores </text:p>
        </text:list-item>
        <text:list-item>
          <text:p text:style-name="P45">Seleção do método de pagamento (Dinheiro, Cartão, Pix) </text:p>
        </text:list-item>
        <text:list-item>
          <text:p text:style-name="P45">Opção para dividir a conta </text:p>
        </text:list-item>
        <text:list-item>
          <text:p text:style-name="P45">Exibição do troco se o pagamento for em dinheiro </text:p>
        </text:list-item>
        <text:list-item>
          <text:p text:style-name="P46">Botão "Confirmar Pagamento" </text:p>
        </text:list-item>
      </text:list>
      <text:h text:style-name="P36" text:outline-level="3"><text:span text:style-name="Strong_20_Emphasis"><text:span text:style-name="T1">4.7. Tela de Relatórios (Somente para Gerente)</text:span></text:span></text:h>
      <text:p text:style-name="P33"><text:span text:style-name="T2">🔹 </text:span><text:span text:style-name="Strong_20_Emphasis"><text:span text:style-name="T2">Usuário</text:span></text:span><text:span text:style-name="T2">: Gerente<text:line-break/>🔹 </text:span><text:span text:style-name="Strong_20_Emphasis"><text:span text:style-name="T2">Funcionalidades</text:span></text:span><text:span text:style-name="T2">:</text:span></text:p>
      <text:list text:style-name="L19">
        <text:list-item>
          <text:p text:style-name="P47">Filtro por data, atendente ou método de pagamento </text:p>
        </text:list-item>
        <text:list-item>
          <text:p text:style-name="P47">Lista de comandas fechadas </text:p>
        </text:list-item>
        <text:list-item>
          <text:p text:style-name="P47">Gráficos de vendas por período </text:p>
        </text:list-item>
        <text:list-item>
          <text:p text:style-name="P48">Exportação de dados em <text:span text:style-name="T7">CSV</text:span> ou PDF</text:p>
        </text:list-item>
      </text:list>
      <text:p text:style-name="P31"/>
      <text:p text:style-name="P28"/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8:28.822767184</meta:creation-date>
    <dc:date>2025-03-18T22:28:05.909564000</dc:date>
    <meta:editing-duration>PT16M49S</meta:editing-duration>
    <meta:editing-cycles>7</meta:editing-cycles>
    <meta:generator>LibreOffice/25.2.1.2$Linux_X86_64 LibreOffice_project/520$Build-2</meta:generator>
    <meta:document-statistic meta:table-count="0" meta:image-count="0" meta:object-count="0" meta:page-count="6" meta:paragraph-count="130" meta:word-count="914" meta:character-count="5376" meta:non-whitespace-character-count="4594"/>
  </office:meta>
</office:document-meta>
</file>